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SimSun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90%"/>
    </style:style>
    <style:style style:name="P2" style:family="paragraph" style:parent-style-name="Standard">
      <style:paragraph-properties fo:line-height="90%"/>
      <style:text-properties style:text-underline-style="solid" style:text-underline-width="auto" style:text-underline-color="font-color" fo:font-weight="bold" style:language-asian="zh" style:country-asian="CN" style:font-weight-asian="bold"/>
    </style:style>
    <style:style style:name="P3" style:family="paragraph" style:parent-style-name="Standard">
      <style:paragraph-properties fo:line-height="90%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text-properties fo:font-size="30pt" fo:font-weight="bold" style:font-size-asian="30pt" style:font-weight-asian="bold" style:font-size-complex="30pt"/>
    </style:style>
    <style:style style:name="P5" style:family="paragraph" style:parent-style-name="Standard" style:list-style-name="WW8Num1">
      <style:paragraph-properties fo:margin-left="0.25in" fo:margin-right="0in" fo:line-height="90%" fo:text-indent="-0.25in" style:auto-text-indent="false">
        <style:tab-stops>
          <style:tab-stop style:position="0.25in"/>
          <style:tab-stop style:position="6.3752in" style:type="right"/>
        </style:tab-stops>
      </style:paragraph-properties>
    </style:style>
    <style:style style:name="P6" style:family="paragraph" style:parent-style-name="Standard" style:list-style-name="WW8Num1">
      <style:paragraph-properties fo:margin-left="0.25in" fo:margin-right="0in" fo:line-height="90%" fo:text-indent="-0.25in" style:auto-text-indent="false">
        <style:tab-stops>
          <style:tab-stop style:position="0.25in"/>
          <style:tab-stop style:position="6.3752in" style:type="right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Standard" style:list-style-name="WW8Num2">
      <style:paragraph-properties fo:margin-left="0.5in" fo:margin-right="0in" fo:line-height="90%" fo:text-indent="-0.25in" style:auto-text-indent="false">
        <style:tab-stops>
          <style:tab-stop style:position="0.5in"/>
        </style:tab-stops>
      </style:paragraph-properties>
    </style:style>
    <style:style style:name="P8" style:family="paragraph" style:parent-style-name="Standard" style:list-style-name="WW8Num2">
      <style:paragraph-properties fo:margin-left="0.5in" fo:margin-right="0in" fo:line-height="90%" fo:text-indent="-0.25in" style:auto-text-indent="false">
        <style:tab-stops>
          <style:tab-stop style:position="0.5in"/>
        </style:tab-stops>
      </style:paragraph-properties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.0173in" fo:text-align="end" style:justify-single-word="false" fo:text-indent="0in" style:auto-text-indent="false"/>
    </style:style>
    <style:style style:name="P10" style:family="paragraph" style:parent-style-name="Standard">
      <style:paragraph-properties fo:margin-left="0in" fo:margin-right="0.0173in" fo:text-align="end" style:justify-single-word="false" fo:text-indent="0in" style:auto-text-indent="false"/>
      <style:text-properties fo:font-size="12pt" fo:language="none" fo:country="none" fo:font-weight="bold" style:font-size-asian="12pt" style:language-asian="none" style:country-asian="none" style:font-weight-asian="bold"/>
    </style:style>
    <style:style style:name="P11" style:family="paragraph" style:parent-style-name="Standard">
      <style:paragraph-properties fo:margin-left="0in" fo:margin-right="0.0173in" fo:text-align="end" style:justify-single-word="false" fo:text-indent="0in" style:auto-text-indent="false"/>
      <style:text-properties fo:font-weight="bold" style:font-weight-asian="bold"/>
    </style:style>
    <style:style style:name="P12" style:family="paragraph" style:parent-style-name="Standard" style:master-page-name="Standard">
      <style:paragraph-properties fo:line-height="90%"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language-asian="zh" style:country-asian="CN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language-asian="zh" style:country-asian="CN" style:font-weight-asian="bold"/>
    </style:style>
    <style:style style:name="T7" style:family="text">
      <style:text-properties fo:font-weight="bold" style:language-asian="zh" style:country-asian="CN" style:font-weight-asian="bold" style:font-weight-complex="bold"/>
    </style:style>
    <style:style style:name="T8" style:family="text">
      <style:text-properties style:language-asian="zh" style:country-asian="CN"/>
    </style:style>
    <style:style style:name="T9" style:family="text">
      <style:text-properties style:language-asian="zh" style:country-asian="CN"/>
    </style:style>
    <style:style style:name="T10" style:family="text">
      <style:text-properties fo:font-style="italic" style:language-asian="zh" style:country-asian="CN" style:font-style-asian="italic"/>
    </style:style>
    <style:style style:name="T11" style:family="text">
      <style:text-properties fo:font-style="italic" style:language-asian="zh" style:country-asian="CN" style:font-style-asian="italic" style:font-style-complex="italic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fo:font-weight="normal" style:language-asian="zh" style:country-asian="CN" style:font-style-asian="italic" style:font-weight-asian="normal" style:font-style-complex="italic" style:font-weight-complex="normal"/>
    </style:style>
    <style:style style:name="T14" style:family="text">
      <style:text-properties style:text-underline-style="none" fo:font-weight="bold" style:language-asian="zh" style:country-asian="CN" style:font-weight-asian="bold"/>
    </style:style>
    <style:style style:name="T15" style:family="text">
      <style:text-properties style:text-underline-style="none" fo:font-weight="normal" style:language-asian="zh" style:country-asian="CN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style:language-asian="zh" style:country-asian="CN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language-asian="zh" style:country-asian="CN" style:font-style-asian="normal" style:font-weight-asian="bold" style:font-style-complex="normal" style:font-weight-complex="bold"/>
    </style:style>
    <style:style style:name="T19" style:family="text">
      <style:text-properties fo:font-size="10.5pt" fo:font-weight="bold" style:font-size-asian="10.5pt" style:font-weight-asian="bold" style:font-size-complex="10.5pt"/>
    </style:style>
    <style:style style:name="T20" style:family="text">
      <style:text-properties fo:font-size="10.5pt" fo:font-weight="bold" style:font-size-asian="10.5pt" style:language-asian="zh" style:country-asian="CN" style:font-weight-asian="bold" style:font-size-complex="10.5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工作</text:span><text:span text:style-name="T2">经历：</text:span></text:p>
      <text:list xml:id="list6104792008310961908" text:style-name="WW8Num1">
        <text:list-item>
          <text:p text:style-name="P6"><text:span text:style-name="T3">Oracle(</text:span><text:span text:style-name="T3">甲骨文)公司总部</text:span><text:span text:style-name="T6"> Fusion Functional Setup部门 软件工程师 <text:s text:c="33"/></text:span><text:span text:style-name="T10">硅谷, 美国, 2</text:span><text:span text:style-name="T12">012年8月至今</text:span></text:p>
        </text:list-item>
      </text:list>
      <text:list xml:id="list7946389597283253278" text:style-name="WW8Num2">
        <text:list-item>
          <text:p text:style-name="P8"><text:span text:style-name="T8">负责与Fusion应用软件的</text:span>功能配置(Functional Setup)<text:span text:style-name="T8">相关</text:span>的API, UI开发, <text:span text:style-name="T8">漏洞</text:span>修复<text:span text:style-name="T8">及代码评阅</text:span></text:p>
        </text:list-item>
        <text:list-item>
          <text:p text:style-name="P8"><text:span text:style-name="T8">独立负责使用Oracle APEX技术进行开发的新项目, APEX是完全基于网页的数据库应用程序开发平台</text:span></text:p>
        </text:list-item>
        <text:list-item>
          <text:p text:style-name="P8">入职一年后被选为部门面试组成员, 负责第二、三轮的技术面试<text:span text:style-name="T8">(JAVA及SQL基础), </text:span>已面试超过50名求职者</text:p>
        </text:list-item>
      </text:list>
      <text:p text:style-name="P2">专业技能及经验：</text:p>
      <text:list xml:id="list1788218018" text:continue-list="list6104792008310961908" text:style-name="WW8Num1">
        <text:list-item>
          <text:p text:style-name="P5"><text:span text:style-name="T3">开发</text:span><text:span text:style-name="T6">技能</text:span><text:span text:style-name="T3">: JAVA</text:span><text:span text:style-name="T6">, Python, SQL &amp; PL/SQL, Oracle Database, Oracle ADF, Oracle APEX, Linux, Shell Script</text:span></text:p>
        </text:list-item>
        <text:list-item>
          <text:p text:style-name="P5"><text:span text:style-name="T14">项目管理: 独立负责两个公司内部项目的开发, 能够将实际需求转化为业务逻辑并实现, 并通过项目内容加深了对项目进度管理, 资源配置和协同开发的理解, 在完整项目周期中实践了敏捷开发模式 </text:span></text:p>
        </text:list-item>
      </text:list>
      <text:p text:style-name="P1"><text:span text:style-name="T2">项目经历</text:span><text:span text:style-name="T1">：</text:span></text:p>
      <text:list xml:id="list1270709547" text:continue-numbering="true" text:style-name="WW8Num1">
        <text:list-item>
          <text:p text:style-name="P5"><text:span text:style-name="T6">功能配置管理系统新需求开发(使用Oracle ADF, Java &amp; Python开发)</text:span><text:span text:style-name="T17"> <text:s text:c="56"/></text:span></text:p>
        </text:list-item>
      </text:list>
      <text:list xml:id="list814607800" text:continue-list="list7946389597283253278" text:style-name="WW8Num2">
        <text:list-item>
          <text:p text:style-name="P7"><text:span text:style-name="T8">功</text:span>能配置管理系统是甲骨文公司所有Fusion应用软件(如SCM, HCM, CRM等)的集成配置平台</text:p>
        </text:list-item>
        <text:list-item>
          <text:p text:style-name="P7"><text:span text:style-name="T17">云端用户管理页面: 使用ADF框架的JSF(JavaServer Faces)组件开发了针对云端用户的简化管理UI</text:span></text:p>
        </text:list-item>
        <text:list-item>
          <text:p text:style-name="P7"><text:span text:style-name="T17">数据缓存功能: 根据CRM产品团队的需求设计并实现了数据缓存功能, 将此功能与原有业务逻辑整合, 使需要额外执行的SQL语句减到最少</text:span></text:p>
        </text:list-item>
        <text:list-item>
          <text:p text:style-name="P7"><text:span text:style-name="T17">编写了对UI页面代码进行扫描检验的Python脚本, 确保其符合Fusion应用软件的一系列标准</text:span></text:p>
        </text:list-item>
      </text:list>
      <text:list xml:id="list1629165761" text:continue-list="list1270709547" text:style-name="WW8Num1">
        <text:list-item>
          <text:p text:style-name="P5"><text:span text:style-name="T18">拓扑管理系统新需求开发(使用Oracle ADF &amp; Java开发)</text:span><text:span text:style-name="T17"> <text:s text:c="63"/></text:span></text:p>
        </text:list-item>
      </text:list>
      <text:list xml:id="list1696566663" text:continue-list="list814607800" text:style-name="WW8Num2">
        <text:list-item>
          <text:p text:style-name="P7"><text:span text:style-name="T17">拓扑管理系统的主要功能是维护应用部署后的服务器集群, 应用及模块间的逻辑关系, 并根据这些关系动态地生成端点链接(endpoint URL), 外部系统能够通过调用端点链接来使用Fusion应用提供的网络服务. 目前此系统主要为功能配置管理系统及其他Fusion应用开发部门提供服务, 正在逐步添加对第三方应用的支持</text:span></text:p>
        </text:list-item>
        <text:list-item>
          <text:p text:style-name="P7"><text:span text:style-name="T17">预配置计划功能: 根据用户选择购买的Fusion应用产品及功能, 利用DOM创建预配置计划xml文件. 用户安装FSM时会读取此预配置计划以安装和部署所需的Fusion应用</text:span></text:p>
        </text:list-item>
      </text:list>
      <text:list xml:id="list632160961" text:continue-list="list1629165761" text:style-name="WW8Num1">
        <text:list-item>
          <text:p text:style-name="P5"><text:span text:style-name="T5">发布计划管理系统(项目负责人, 使用Oracle APEX &amp; PL/SQL开发)</text:span> <text:s text:c="57"/></text:p>
        </text:list-item>
      </text:list>
      <text:list xml:id="list1851790604" text:continue-list="list1696566663" text:style-name="WW8Num2">
        <text:list-item>
          <text:p text:style-name="P7"><text:span text:style-name="T18">需求</text:span><text:span text:style-name="T17">: 随着Oracle的产品线和产品的不断增长, Fusion发布计划部门希望能够对产品的发布进行有效的战略规划和管理, 提供针对不同国家/地区, 不同行业/市场以及不同竞争者的产品发布计划</text:span></text:p>
        </text:list-item>
        <text:list-item>
          <text:p text:style-name="P7"><text:span text:style-name="T16">设计了系统数据模型及功能模块; 编写了PL/SQL脚本以</text:span><text:span text:style-name="T17">自动</text:span><text:span text:style-name="T16">导入配置数据及用户数据</text:span></text:p>
        </text:list-item>
        <text:list-item>
          <text:p text:style-name="P7"><text:span text:style-name="T16">开发了此系统的主要功能(增查改删及批量导入/导出发布计划; 用户权限管理; 历史管理; 发布版本管理等)</text:span></text:p>
        </text:list-item>
        <text:list-item>
          <text:p text:style-name="P7"><text:span text:style-name="T16">此系统得到了分管副总裁的高度肯定和大力推广; 所有Fusion应用产品线下的产品均已开始使用此系统来进行发布</text:span><text:span text:style-name="T17">管理</text:span><text:span text:style-name="T16">; 目前维持每月一次的产品迭代</text:span></text:p>
        </text:list-item>
      </text:list>
      <text:list xml:id="list288306243" text:continue-list="list632160961" text:style-name="WW8Num1">
        <text:list-item>
          <text:p text:style-name="P5"><text:span text:style-name="T7">项目资源管理系统(项目负责人, 使用Oracle APEX &amp; PL/SQL开发)</text:span></text:p>
        </text:list-item>
      </text:list>
      <text:list xml:id="list1564039255" text:continue-list="list1851790604" text:style-name="WW8Num2">
        <text:list-item>
          <text:p text:style-name="P7"><text:span text:style-name="T18">需求</text:span><text:span text:style-name="T17">: 部门人员分散在加州, 德州, 印度及新西兰, 开发过程中的沟通成本较高, 知识碎片多以分散的Wiki页面及电子邮件形式存在; 产品的发布周期不断缩短, 而原有开发流程中缺乏对项目资源和进度的整体把控</text:span></text:p>
        </text:list-item>
        <text:list-item>
          <text:p text:style-name="P7"><text:span text:style-name="T17">利用前一个APEX项目的经验, 快速开发并上线了一个项目资源管理系统, 整合了原有开发流程中的源代码管理, 代码评阅及Wiki知识页面, 使管理人员能够直观的了解项目整体开发进度及占用的资源. 通过此系统进行的开发讨论及解决方案均会被留档方便以后查阅</text:span></text:p>
        </text:list-item>
      </text:list>
      <text:p text:style-name="P3">教育背景：</text:p>
      <text:list xml:id="list184556644" text:continue-list="list288306243" text:style-name="WW8Num1">
        <text:list-item>
          <text:p text:style-name="P5"><text:span text:style-name="T3">耶鲁大学 理学硕士</text:span><text:span text:style-name="T6"> <text:s text:c="51"/></text:span><text:span text:style-name="T13">纽黑文, 美国, </text:span><text:span text:style-name="T12">2012年6月</text:span><text:span text:style-name="T10">毕业</text:span></text:p>
        </text:list-item>
      </text:list>
      <text:list xml:id="list1601250226" text:continue-list="list1564039255" text:style-name="WW8Num2">
        <text:list-item>
          <text:p text:style-name="P7">主修专业: 电子工程(计算机工程方向)<text:span text:style-name="T8">; </text:span>担任《科学计算》课程助教; <text:span text:style-name="T8">获助教奖学金</text:span></text:p>
        </text:list-item>
      </text:list>
      <text:list xml:id="list671604964" text:continue-list="list184556644" text:style-name="WW8Num1">
        <text:list-item>
          <text:p text:style-name="P5"><text:span text:style-name="T3">浙江大学 工学学士</text:span><text:span text:style-name="T8"> <text:s text:c="51"/></text:span><text:span text:style-name="T11">杭州市, 中国, </text:span><text:span text:style-name="T12">2011年6月</text:span><text:span text:style-name="T10">毕业</text:span></text:p>
        </text:list-item>
      </text:list>
      <text:list xml:id="list1214702102" text:continue-list="list1601250226" text:style-name="WW8Num2">
        <text:list-item>
          <text:p text:style-name="P7">主修专业: 信息工程(GPA：3.86/4); <text:span text:style-name="T8">学业</text:span>排名前10%; <text:span text:style-name="T8">辅修专业: 公共管理; </text:span>获竺可桢荣誉毕业生证书</text:p>
        </text:list-item>
        <text:list-item>
          <text:p text:style-name="P7"><text:span text:style-name="T15">发表论文: White light interferometry for fast areal surface measurement based on GPGPU <text:s/>Proc. SPIE Vol. 7849</text:span></text:p>
        </text:list-item>
      </text:list>
      <text:p text:style-name="P1"><text:span text:style-name="T2">荣誉及奖励(近期)</text:span><text:span text:style-name="T1">：</text:span></text:p>
      <text:list xml:id="list95317071" text:continue-list="list671604964" text:style-name="WW8Num1">
        <text:list-item>
          <text:p text:style-name="P5"><text:span text:style-name="T3">耶鲁大学助教奖学金, ETS托福奖学金, 宝钢教育基金会奖学金, </text:span><text:span text:style-name="T6">浙江大学竺可桢荣誉毕业生, </text:span><text:span text:style-name="T3">优秀学生奖学金</text:span><text:span text:style-name="T6">, </text:span><text:span text:style-name="T3">学</text:span><text:soft-page-break/><text:span text:style-name="T3">业优秀奖学金</text:span><text:span text:style-name="T6">, 研究与创新奖学金, </text:span><text:span text:style-name="T3">优秀学生干部</text:span><text:span text:style-name="T6">, </text:span><text:span text:style-name="T3">优秀团干部</text:span><text:span text:style-name="T6">, 优秀团员</text:span><text:span text:style-name="T3">等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SimSun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size="10.5pt" fo:language="en" fo:country="US" style:letter-kerning="true" style:font-name-asian="SimSun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标题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题注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目录" style:family="paragraph" style:parent-style-name="Standard">
      <style:paragraph-properties text:number-lines="false" text:line-number="0"/>
      <style:text-properties style:font-name-complex="Mangal"/>
    </style:style>
    <style:style style:name="日期" style:family="paragraph" style:parent-style-name="Standard" style:next-style-name="Standard">
      <style:paragraph-properties fo:margin="100%" fo:margin-left="0.0693in" fo:margin-right="0in" fo:text-indent="0in" style:auto-text-indent="false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TML_20_预设格式" style:display-name="HTML 预设格式" style:family="paragraph" style:parent-style-name="Standard">
      <style:paragraph-properties fo:text-align="start" style:justify-single-word="false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SimSun" fo:font-size="12pt" style:letter-kerning="true" style:font-size-asian="12pt" style:font-name-complex="SimSun"/>
    </style:style>
    <style:style style:name="批注文字" style:family="paragraph" style:parent-style-name="Standard">
      <style:paragraph-properties fo:text-align="start" style:justify-single-word="false"/>
    </style:style>
    <style:style style:name="批注主题" style:family="paragraph" style:parent-style-name="批注文字" style:next-style-name="批注文字">
      <style:text-properties fo:font-weight="bold" style:font-weight-asian="bold" style:font-weight-complex="bold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框内容" style:family="paragraph" style:parent-style-name="Text_20_body"/>
    <style:style style:name="Frame_20_contents" style:display-name="Frame contents" style:family="paragraph" style:parent-style-name="Text_20_body" style:class="extra"/>
    <style:style style:name="WW8Num1z0" style:family="text">
      <style:text-properties style:font-name="Wingdings" style:language-asian="zh" style:country-asian="CN" style:font-name-complex="Wingdings" style:font-size-complex="10.5pt"/>
    </style:style>
    <style:style style:name="WW8Num2z0" style:family="text">
      <style:text-properties style:font-name="Wingdings" style:language-asian="zh" style:country-asian="CN" style:font-name-complex="Wingdings"/>
    </style:style>
    <style:style style:name="WW8Num2z1" style:family="text">
      <style:text-properties fo:font-style="normal" fo:font-weight="normal" style:language-asian="zh" style:country-asian="CN" style:font-style-asian="normal" style:font-weight-asian="normal" style:font-style-complex="normal" style:font-weight-complex="norma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style:font-name-complex="Wingdings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WW8Num4z0" style:family="text">
      <style:text-properties style:font-name="Wingdings" style:font-name-complex="Wingdings" style:font-size-complex="10.5pt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7z0" style:family="text">
      <style:text-properties style:font-name="Wingdings" style:font-name-complex="Wingdings"/>
    </style:style>
    <style:style style:name="WW8Num8z0" style:family="text">
      <style:text-properties style:font-name="Wingdings" style:font-name-complex="Wingdings"/>
    </style:style>
    <style:style style:name="WW8Num9z0" style:family="text">
      <style:text-properties style:font-name="Wingdings" style:font-name-complex="Wingdings"/>
    </style:style>
    <style:style style:name="WW8Num10z0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2z0" style:family="text">
      <style:text-properties style:font-name="Wingdings" style:font-name-complex="Wingdings"/>
    </style:style>
    <style:style style:name="WW8Num13z0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默认段落字体" style:family="text"/>
    <style:style style:name="Internet_20_link" style:display-name="Internet link" style:family="text" style:parent-style-name="默认段落字体">
      <style:text-properties fo:color="#0000ff" style:text-underline-style="solid" style:text-underline-width="auto" style:text-underline-color="font-color"/>
    </style:style>
    <style:style style:name="批注引用" style:family="text" style:parent-style-name="默认段落字体">
      <style:text-properties fo:font-size="10.5pt" style:font-size-asian="10.5pt" style:font-size-complex="10.5pt"/>
    </style:style>
    <style:style style:name="trans" style:family="text" style:parent-style-name="默认段落字体"/>
    <style:style style:name="项目符号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text:list-tab-stop-position="1.2398in" fo:text-indent="-0.2917in" fo:margin-left="1.2398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398in" fo:text-indent="-0.2917in" fo:margin-left="1.2398in"/>
        </style:list-level-properties>
        <style:text-properties style:font-name="Wingdings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0173in" fo:text-align="end" style:justify-single-word="false" fo:text-indent="0in" style:auto-text-indent="false"/>
      <style:text-properties fo:font-size="12pt" fo:language="none" fo:country="none" fo:font-weight="bold" style:font-size-asian="12pt" style:language-asian="none" style:country-asian="none" style:font-weight-asian="bold"/>
    </style:style>
    <style:style style:name="MP2" style:family="paragraph" style:parent-style-name="Standard">
      <style:text-properties fo:font-size="30pt" fo:font-weight="bold" style:font-size-asian="30pt" style:font-weight-asian="bold" style:font-size-complex="30pt"/>
    </style:style>
    <style:style style:name="MP3" style:family="paragraph" style:parent-style-name="Standard">
      <style:paragraph-properties fo:margin-left="0in" fo:margin-right="0.0173in" fo:text-align="end" style:justify-single-word="false" fo:text-indent="0in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in" fo:margin-right="0.0173in" fo:text-align="end" style:justify-single-word="false" fo:text-indent="0in" style:auto-text-indent="false"/>
    </style:style>
    <style:style style:name="MT1" style:family="text">
      <style:text-properties fo:font-size="10.5pt" fo:font-weight="bold" style:font-size-asian="10.5pt" style:font-weight-asian="bold" style:font-size-complex="10.5pt"/>
    </style:style>
    <style:style style:name="MT2" style:family="text">
      <style:text-properties fo:font-size="10.5pt" fo:font-weight="bold" style:font-size-asian="10.5pt" style:language-asian="zh" style:country-asian="CN" style:font-weight-asian="bold" style:font-size-complex="10.5pt"/>
    </style:style>
    <style:style style:name="MT3" style:family="text">
      <style:text-properties fo:font-weight="bold" style:font-weight-asian="bold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6299in" fo:margin-bottom="0.539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0.0728in" svg:y="0.1575in" svg:width="2.1071in" svg:height="0.552in" draw:z-index="1"><draw:text-box><text:p text:style-name="MP2">林力</text:p></draw:text-box></draw:frame><draw:frame draw:style-name="Mfr1" draw:name="Frame2" text:anchor-type="char" svg:x="1.2972in" svg:y="0.1575in" svg:width="2.422in" svg:height="0.8701in" draw:z-index="3"><draw:text-box><text:p text:style-name="Standard"><text:span text:style-name="MT1">性别: 男</text:span></text:p><text:p text:style-name="Standard"><text:span text:style-name="MT2">出生年月: 1989.6</text:span></text:p><text:p text:style-name="Standard"><text:span text:style-name="MT2">籍贯: 广东广州</text:span></text:p><text:p text:style-name="Standard"><text:span text:style-name="MT2">目标职位: 网易游戏项目管理工程师</text:span></text:p></draw:text-box></draw:frame></text:p>
        <text:p text:style-name="MP3"/>
        <text:p text:style-name="MP4"><text:span text:style-name="MT3">电话: +1(203)444-6132(美国)</text:span></text:p>
        <text:p text:style-name="MP4"><text:span text:style-name="MT3">电子邮箱: linli.firzen@gmail.com</text:span></text:p>
        <text:p text:style-name="MP4"><text:span text:style-name="MT3">Linkedin</text:span><text:span text:style-name="MT3">主页</text:span><text:span text:style-name="MT3">: www.linkedin.com/pub/li-lin/32/97/773</text:span>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ersonal Information</dc:title>
    <meta:initial-creator>Aprilliu</meta:initial-creator>
    <meta:creation-date>2014-03-18T18:04:00</meta:creation-date>
    <dc:date>2014-05-29T15:59:50</dc:date>
    <meta:print-date>2014-02-02T20:09:00</meta:print-date>
    <meta:editing-cycles>3</meta:editing-cycles>
    <meta:editing-duration>PT43M</meta:editing-duration>
    <meta:document-statistic meta:table-count="0" meta:image-count="0" meta:object-count="0" meta:page-count="2" meta:paragraph-count="41" meta:word-count="1479" meta:character-count="2403"/>
    <meta:generator>OpenOffice/4.1.0$Unix OpenOffice.org_project/410m18$Build-9764</meta:generator>
  </office:meta>
</office:document-meta>
</file>